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43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/>
    </style:style>
    <style:style style:name="ce2" style:family="table-cell" style:parent-style-name="Default" style:data-style-name="N121"/>
    <style:style style:name="ce5" style:family="table-cell" style:parent-style-name="Default" style:data-style-name="N4"/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6pt" svg:height="254.69pt" svg:x="252.23pt" svg:y="60.35pt">
            <draw:object draw:notify-on-update-of-ranges="Sheet1.B8:Sheet1.B15 Sheet1.C8:Sheet1.C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66pt" svg:height="254.69pt" svg:x="941.61pt" svg:y="59.61pt">
            <draw:object draw:notify-on-update-of-ranges="Sheet1.M6:Sheet1.M13 Sheet1.N6:Sheet1.N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RIGHT PEDAL</text:p>
          </table:table-cell>
          <table:table-cell table:number-columns-repeated="8"/>
          <table:table-cell table:style-name="Default"/>
          <table:table-cell/>
          <table:table-cell table:style-name="ce7" office:value-type="string" calcext:value-type="string">
            <text:p>LEFT PEDAL</text:p>
          </table:table-cell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4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O7]" office:value-type="float" office:value="0.178571428571429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delta</text:p>
          </table:table-cell>
          <table:table-cell table:number-columns-repeated="8"/>
          <table:table-cell table:style-name="ce4"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table:formula="of:=([.M7]-[.M6])/([.N7]-[.N6])" office:value-type="float" office:value="0.178571428571429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D9]" office:value-type="float" office:value="0.166666666666667" calcext:value-type="float">
            <text:p>0.17</text:p>
          </table:table-cell>
          <table:table-cell table:number-columns-repeated="8"/>
          <table:table-cell table:style-name="ce4"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table:formula="of:=([.M8]-[.M7])/([.N8]-[.N7])" office:value-type="float" office:value="0.208333333333333" calcext:value-type="float">
            <text:p>0.2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table:formula="of:=([.B9]-[.B8])/([.C9]-[.C8])" office:value-type="float" office:value="0.166666666666667" calcext:value-type="float">
            <text:p>0.1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formula="of:=([.M9]-[.M8])/([.N9]-[.N8])" office:value-type="float" office:value="0.294117647058823" calcext:value-type="float">
            <text:p>0.2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formula="of:=([.B10]-[.B9])/([.C10]-[.C9])" office:value-type="float" office:value="0.178571428571429" calcext:value-type="float">
            <text:p>0.18</text:p>
          </table:table-cell>
          <table:table-cell table:number-columns-repeated="8"/>
          <table:table-cell table:style-name="ce4" office:value-type="float" office:value="55" calcext:value-type="float">
            <text:p>55</text:p>
          </table:table-cell>
          <table:table-cell office:value-type="float" office:value="356" calcext:value-type="float">
            <text:p>356</text:p>
          </table:table-cell>
          <table:table-cell table:formula="of:=([.M10]-[.M9])/([.N10]-[.N9])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table:formula="of:=([.B11]-[.B10])/([.C11]-[.C10])" office:value-type="float" office:value="0.333333333333333" calcext:value-type="float">
            <text:p>0.3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table:formula="of:=([.M11]-[.M10])/([.N11]-[.N10])" office:value-type="float" office:value="3.125" calcext:value-type="float">
            <text:p>3.1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office:value-type="float" office:value="344" calcext:value-type="float">
            <text:p>344</text:p>
          </table:table-cell>
          <table:table-cell table:formula="of:=([.B12]-[.B11])/([.C12]-[.C11])" office:value-type="float" office:value="0.882352941176471" calcext:value-type="float">
            <text:p>0.88</text:p>
          </table:table-cell>
          <table:table-cell table:number-columns-repeated="8"/>
          <table:table-cell table:style-name="ce4" office:value-type="float" office:value="104" calcext:value-type="float">
            <text:p>104</text:p>
          </table:table-cell>
          <table:table-cell office:value-type="float" office:value="368" calcext:value-type="float">
            <text:p>368</text:p>
          </table:table-cell>
          <table:table-cell table:formula="of:=([.M12]-[.M11])/([.N12]-[.N11])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52" calcext:value-type="float">
            <text:p>352</text:p>
          </table:table-cell>
          <table:table-cell table:formula="of:=([.B13]-[.B12])/([.C13]-[.C12])" office:value-type="float" office:value="3.125" calcext:value-type="float">
            <text:p>3.13</text:p>
          </table:table-cell>
          <table:table-cell table:number-columns-repeated="8"/>
          <table:table-cell table:style-name="ce4" table:formula="of:=15+104" office:value-type="float" office:value="119" calcext:value-type="float">
            <text:p>119</text:p>
          </table:table-cell>
          <table:table-cell office:value-type="float" office:value="370" calcext:value-type="float">
            <text:p>370</text:p>
          </table:table-cell>
          <table:table-cell table:formula="of:=([.M13]-[.M12])/([.N13]-[.N12])" office:value-type="float" office:value="7.5" calcext:value-type="float">
            <text:p>7.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04" calcext:value-type="float">
            <text:p>104</text:p>
          </table:table-cell>
          <table:table-cell office:value-type="float" office:value="357" calcext:value-type="float">
            <text:p>357</text:p>
          </table:table-cell>
          <table:table-cell table:formula="of:=([.B14]-[.B13])/([.C14]-[.C13])" office:value-type="float" office:value="4.8" calcext:value-type="float">
            <text:p>4.80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15+104" office:value-type="float" office:value="119" calcext:value-type="float">
            <text:p>119</text:p>
          </table:table-cell>
          <table:table-cell office:value-type="float" office:value="360" calcext:value-type="float">
            <text:p>360</text:p>
          </table:table-cell>
          <table:table-cell table:formula="of:=([.B15]-[.B14])/([.C15]-[.C14])" office:value-type="float" office:value="5" calcext:value-type="float">
            <text:p>5.00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3:57:43.937987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50:15.331111282</meta:creation-date>
    <dc:date>2019-08-08T10:19:12.704401253</dc:date>
    <meta:editing-duration>PT23H13M41S</meta:editing-duration>
    <meta:editing-cycles>20</meta:editing-cycles>
    <meta:generator>LibreOffice/6.0.7.3$Linux_X86_64 LibreOffice_project/00m0$Build-3</meta:generator>
    <meta:document-statistic meta:table-count="1" meta:cell-count="56" meta:object-count="2"/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5cm" svg:height="8.986cm" xlink:href=".." xlink:type="simple" chart:class="chart:scatter" chart:style-name="ch1">
        <chart:plot-area chart:style-name="ch2" table:cell-range-address="Sheet1.M6:Sheet1.N13" svg:x="0.32cm" svg:y="0.179cm" svg:width="15.365cm" svg:height="8.628cm">
          <chartooo:coordinate-region svg:x="1.127cm" svg:y="0.378cm" svg:width="14.278cm" svg:height="7.7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N6:Sheet1.N13" chart:class="chart:scatter">
            <chart:domain table:cell-range-address="Sheet1.M6:Sheet1.M13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6:Sheet1.M13</svg:desc>
                </draw:g>
              </table:table-cell>
              <table:table-cell office:value-type="float" office:value="192">
                <text:p>192</text:p>
                <draw:g>
                  <svg:desc>Sheet1.N6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5cm" svg:height="8.986cm" xlink:href=".." xlink:type="simple" chart:class="chart:scatter" chart:style-name="ch1">
        <chart:plot-area chart:style-name="ch2" table:cell-range-address="Sheet1.B8:Sheet1.C15" svg:x="0.32cm" svg:y="0.179cm" svg:width="15.365cm" svg:height="8.628cm">
          <chartooo:coordinate-region svg:x="1.127cm" svg:y="0.378cm" svg:width="14.278cm" svg:height="7.7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8:Sheet1.C15" chart:class="chart:scatter">
            <chart:domain table:cell-range-address="Sheet1.B8:Sheet1.B15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5</svg:desc>
                </draw:g>
              </table:table-cell>
              <table:table-cell office:value-type="float" office:value="192">
                <text:p>192</text:p>
                <draw:g>
                  <svg:desc>Sheet1.C8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